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01ae1b" officeooo:paragraph-rsid="0001ae1b"/>
    </style:style>
    <style:style style:name="P2" style:family="paragraph" style:parent-style-name="Standard">
      <style:paragraph-properties>
        <style:tab-stops>
          <style:tab-stop style:position="19.627cm"/>
        </style:tab-stops>
      </style:paragraph-properties>
      <style:text-properties officeooo:rsid="0001ae1b" officeooo:paragraph-rsid="0001ae1b"/>
    </style:style>
    <style:style style:name="P3" style:family="paragraph" style:parent-style-name="Header">
      <style:text-properties officeooo:rsid="0001ae1b" officeooo:paragraph-rsid="0001a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206cm" style:type="center"/>
          <style:tab-stop style:position="20.4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206cm" style:type="center"/>
          <style:tab-stop style:position="20.41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ae1b" officeooo:paragraph-rsid="0001ae1b"/>
    </style:style>
    <style:style style:name="MP2" style:family="paragraph" style:parent-style-name="Footer">
      <style:text-properties officeooo:rsid="0001ae1b" officeooo:paragraph-rsid="0001ae1b"/>
    </style:style>
    <style:page-layout style:name="Mpm1">
      <style:page-layout-properties fo:page-width="21.59cm" fo:page-height="27.94cm" style:num-format="1" style:print-orientation="portrait" fo:margin-top="0.651cm" fo:margin-bottom="0.66cm" fo:margin-left="0.589cm" fo:margin-right="0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<text:tab/><text:tab/>B</text:p>
      </style:header>
      <style:footer>
        <text:p text:style-name="MP2">D<text:tab/><text:tab/>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8:24:48.826607000</meta:creation-date>
    <dc:date>2014-06-19T18:28:34.311089000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8" meta:non-whitespace-character-count="4"/>
    <meta:generator>LibreOffice/4.1.5.3$MacOSX_x86 LibreOffice_project/1c1366bba2ba2b554cd2ca4d87c06da81c05d24</meta:generator>
  </office:meta>
</office:document-meta>
</file>